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0764411</text:p>
          </table:table-cell>
          <table:table-cell office:value-type="string" calcext:value-type="string">
            <text:p>2024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6512" calcext:value-type="float">
            <text:p>40.9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4411</text:p>
          </table:table-cell>
          <table:table-cell office:value-type="string" calcext:value-type="string">
            <text:p>2023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0416" calcext:value-type="float">
            <text:p>40.9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4411</text:p>
          </table:table-cell>
          <table:table-cell office:value-type="string" calcext:value-type="string">
            <text:p>2022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79776" calcext:value-type="float">
            <text:p>40.87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4411</text:p>
          </table:table-cell>
          <table:table-cell office:value-type="string" calcext:value-type="string">
            <text:p>2021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21864" calcext:value-type="float">
            <text:p>40.821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4411</text:p>
          </table:table-cell>
          <table:table-cell office:value-type="string" calcext:value-type="string">
            <text:p>2020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76144" calcext:value-type="float">
            <text:p>40.77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4411</text:p>
          </table:table-cell>
          <table:table-cell office:value-type="string" calcext:value-type="string">
            <text:p>2019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33472" calcext:value-type="float">
            <text:p>40.733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4411</text:p>
          </table:table-cell>
          <table:table-cell office:value-type="string" calcext:value-type="string">
            <text:p>2018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96896" calcext:value-type="float">
            <text:p>40.696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4411</text:p>
          </table:table-cell>
          <table:table-cell office:value-type="string" calcext:value-type="string">
            <text:p>2016-1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87752" calcext:value-type="float">
            <text:p>40.687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4411</text:p>
          </table:table-cell>
          <table:table-cell office:value-type="string" calcext:value-type="string">
            <text:p>2016-0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66416" calcext:value-type="float">
            <text:p>40.666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4411</text:p>
          </table:table-cell>
          <table:table-cell office:value-type="string" calcext:value-type="string">
            <text:p>2014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04872" calcext:value-type="float">
            <text:p>40.504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4411</text:p>
          </table:table-cell>
          <table:table-cell office:value-type="string" calcext:value-type="string">
            <text:p>2013-1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89048" calcext:value-type="float">
            <text:p>40.389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4411</text:p>
          </table:table-cell>
          <table:table-cell office:value-type="string" calcext:value-type="string">
            <text:p>2012-1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88464" calcext:value-type="float">
            <text:p>40.288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4411</text:p>
          </table:table-cell>
          <table:table-cell office:value-type="string" calcext:value-type="string">
            <text:p>2012-03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574" calcext:value-type="float">
            <text:p>40.15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4411</text:p>
          </table:table-cell>
          <table:table-cell office:value-type="string" calcext:value-type="string">
            <text:p>2010-1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14144" calcext:value-type="float">
            <text:p>40.014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4411</text:p>
          </table:table-cell>
          <table:table-cell office:value-type="string" calcext:value-type="string">
            <text:p>2009-1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01952" calcext:value-type="float">
            <text:p>40.001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4411</text:p>
          </table:table-cell>
          <table:table-cell office:value-type="string" calcext:value-type="string">
            <text:p>2009-0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36976" calcext:value-type="float">
            <text:p>41.336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4411</text:p>
          </table:table-cell>
          <table:table-cell office:value-type="string" calcext:value-type="string">
            <text:p>2008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04416" calcext:value-type="float">
            <text:p>39.904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4411</text:p>
          </table:table-cell>
          <table:table-cell office:value-type="string" calcext:value-type="string">
            <text:p>2007-03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36192" calcext:value-type="float">
            <text:p>39.63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4411</text:p>
          </table:table-cell>
          <table:table-cell office:value-type="string" calcext:value-type="string">
            <text:p>2006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11224" calcext:value-type="float">
            <text:p>39.51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4411</text:p>
          </table:table-cell>
          <table:table-cell office:value-type="string" calcext:value-type="string">
            <text:p>2005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2588" calcext:value-type="float">
            <text:p>39.42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4411</text:p>
          </table:table-cell>
          <table:table-cell office:value-type="string" calcext:value-type="string">
            <text:p>2004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3444" calcext:value-type="float">
            <text:p>39.33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4411</text:p>
          </table:table-cell>
          <table:table-cell office:value-type="string" calcext:value-type="string">
            <text:p>2003-0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32688" calcext:value-type="float">
            <text:p>39.03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4411</text:p>
          </table:table-cell>
          <table:table-cell office:value-type="string" calcext:value-type="string">
            <text:p>2002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67384" calcext:value-type="float">
            <text:p>39.26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4411</text:p>
          </table:table-cell>
          <table:table-cell office:value-type="string" calcext:value-type="string">
            <text:p>2001-0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59536" calcext:value-type="float">
            <text:p>38.95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4411</text:p>
          </table:table-cell>
          <table:table-cell office:value-type="string" calcext:value-type="string">
            <text:p>2000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3152" calcext:value-type="float">
            <text:p>38.8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4411</text:p>
          </table:table-cell>
          <table:table-cell office:value-type="string" calcext:value-type="string">
            <text:p>1999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096" calcext:value-type="float">
            <text:p>38.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4411</text:p>
          </table:table-cell>
          <table:table-cell office:value-type="string" calcext:value-type="string">
            <text:p>1998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29768" calcext:value-type="float">
            <text:p>38.52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4411</text:p>
          </table:table-cell>
          <table:table-cell office:value-type="string" calcext:value-type="string">
            <text:p>1997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524" calcext:value-type="float">
            <text:p>38.2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4411</text:p>
          </table:table-cell>
          <table:table-cell office:value-type="string" calcext:value-type="string">
            <text:p>1996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57912" calcext:value-type="float">
            <text:p>38.15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4411</text:p>
          </table:table-cell>
          <table:table-cell office:value-type="string" calcext:value-type="string">
            <text:p>1995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60376" calcext:value-type="float">
            <text:p>38.060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4411</text:p>
          </table:table-cell>
          <table:table-cell office:value-type="string" calcext:value-type="string">
            <text:p>1994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7808" calcext:value-type="float">
            <text:p>37.97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4411</text:p>
          </table:table-cell>
          <table:table-cell office:value-type="string" calcext:value-type="string">
            <text:p>1993-0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9708" calcext:value-type="float">
            <text:p>37.597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4411</text:p>
          </table:table-cell>
          <table:table-cell office:value-type="string" calcext:value-type="string">
            <text:p>1992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32488" calcext:value-type="float">
            <text:p>37.432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4411</text:p>
          </table:table-cell>
          <table:table-cell office:value-type="string" calcext:value-type="string">
            <text:p>1991-01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9228" calcext:value-type="float">
            <text:p>37.29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4411</text:p>
          </table:table-cell>
          <table:table-cell office:value-type="string" calcext:value-type="string">
            <text:p>1990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03888" calcext:value-type="float">
            <text:p>37.203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4411</text:p>
          </table:table-cell>
          <table:table-cell office:value-type="string" calcext:value-type="string">
            <text:p>1989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32032" calcext:value-type="float">
            <text:p>36.832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4411</text:p>
          </table:table-cell>
          <table:table-cell office:value-type="string" calcext:value-type="string">
            <text:p>1988-0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49152" calcext:value-type="float">
            <text:p>36.649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4411</text:p>
          </table:table-cell>
          <table:table-cell office:value-type="string" calcext:value-type="string">
            <text:p>1987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75416" calcext:value-type="float">
            <text:p>36.475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4411</text:p>
          </table:table-cell>
          <table:table-cell office:value-type="string" calcext:value-type="string">
            <text:p>1986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6932" calcext:value-type="float">
            <text:p>36.46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4411</text:p>
          </table:table-cell>
          <table:table-cell office:value-type="string" calcext:value-type="string">
            <text:p>1985-0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82224" calcext:value-type="float">
            <text:p>36.082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4411</text:p>
          </table:table-cell>
          <table:table-cell office:value-type="string" calcext:value-type="string">
            <text:p>1981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03232" calcext:value-type="float">
            <text:p>35.00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4411</text:p>
          </table:table-cell>
          <table:table-cell office:value-type="string" calcext:value-type="string">
            <text:p>1980-0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59392" calcext:value-type="float">
            <text:p>34.75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4411</text:p>
          </table:table-cell>
          <table:table-cell office:value-type="string" calcext:value-type="string">
            <text:p>1979-1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59392" calcext:value-type="float">
            <text:p>34.75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4411</text:p>
          </table:table-cell>
          <table:table-cell office:value-type="string" calcext:value-type="string">
            <text:p>1979-0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94544" calcext:value-type="float">
            <text:p>35.59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56" meta:object-count="0"/>
    <meta:user-defined meta:name="AppVersion">3.0</meta:user-defined>
  </office:meta>
</office:document-meta>
</file>